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left" fo:keep-with-next="auto" style:may-break-between-rows="true" table:border-model="collapsing"/>
    </style:style>
    <style:style style:name="Tabella1.A" style:family="table-column">
      <style:table-column-properties style:column-width="4.494cm"/>
    </style:style>
    <style:style style:name="Tabella1.B" style:family="table-column">
      <style:table-column-properties style:column-width="4.512cm"/>
    </style:style>
    <style:style style:name="Tabella1.C" style:family="table-column">
      <style:table-column-properties style:column-width="2.697cm"/>
    </style:style>
    <style:style style:name="Tabella1.D" style:family="table-column">
      <style:table-column-properties style:column-width="1cm"/>
    </style:style>
    <style:style style:name="Tabella1.E" style:family="table-column">
      <style:table-column-properties style:column-width="4.297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a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a1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el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6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788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93a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788ca" officeooo:paragraph-rsid="000788c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aefd9" officeooo:paragraph-rsid="000aef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eab5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c1c0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18b1e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ce8c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170d3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18ad6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18b1e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8pt" fo:font-style="normal" fo:text-shadow="none" style:text-underline-style="none" fo:font-weight="normal" officeooo:rsid="000c1c04" officeooo:paragraph-rsid="0018b1e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font-size="8pt" officeooo:rsid="000c1c04" officeooo:paragraph-rsid="000c1c04" style:font-size-asian="8pt" style:font-size-complex="8pt"/>
    </style:style>
    <style:style style:name="P15" style:family="paragraph" style:parent-style-name="Standard">
      <style:text-properties fo:font-size="8pt" officeooo:rsid="000ce8c0" officeooo:paragraph-rsid="000ce8c0" style:font-size-asian="8pt" style:font-size-complex="8pt"/>
    </style:style>
    <style:style style:name="P16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8pt" fo:letter-spacing="-0.012cm" fo:font-style="italic" fo:text-shadow="none" style:text-underline-style="none" fo:font-weight="bold" officeooo:rsid="0008a20a" officeooo:paragraph-rsid="0018b1e6" fo:background-color="#fff200" style:font-size-asian="8pt" style:font-style-asian="italic" style:font-weight-asian="bold" style:font-name-complex="Lucida Sans1" style:font-size-complex="8pt" style:font-style-complex="italic" style:font-weight-complex="bold" style:text-overline-style="none" style:text-overline-color="font-color"/>
    </style:style>
    <style:style style:name="P17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7pt" fo:letter-spacing="-0.012cm" fo:font-style="italic" fo:text-shadow="none" style:text-underline-style="none" fo:font-weight="normal" officeooo:paragraph-rsid="0018b1e6" style:font-size-asian="7pt" style:font-style-asian="italic" style:font-weight-asian="normal" style:font-name-complex="Lucida Sans1" style:font-size-complex="7pt" style:font-style-complex="italic" style:font-weight-complex="normal" style:text-overline-style="none" style:text-overline-color="font-color"/>
    </style:style>
    <style:style style:name="P18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7pt" fo:letter-spacing="-0.012cm" fo:font-style="italic" fo:text-shadow="none" style:text-underline-style="none" fo:font-weight="bold" officeooo:rsid="003c49d0" officeooo:paragraph-rsid="0018b1e6" style:font-size-asian="7pt" style:font-style-asian="italic" style:font-weight-asian="bold" style:font-name-complex="Lucida Sans1" style:font-size-complex="7pt" style:font-style-complex="italic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8pt" fo:font-style="normal" fo:text-shadow="none" style:text-underline-style="none" fo:font-weight="normal" officeooo:rsid="000c1c04" officeooo:paragraph-rsid="0019f5b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officeooo:rsid="000ce8c0"/>
    </style:style>
    <style:style style:name="T2" style:family="text">
      <style:text-properties style:font-name="Carlito"/>
    </style:style>
    <style:style style:name="T3" style:family="text">
      <style:text-properties style:font-name="Carlito" officeooo:rsid="000c1c04"/>
    </style:style>
    <style:style style:name="T4" style:family="text">
      <style:text-properties style:font-name="Carlito" officeooo:rsid="000f22c2"/>
    </style:style>
    <style:style style:name="T5" style:family="text">
      <style:text-properties style:font-name="Carlito" fo:font-weight="bold" officeooo:rsid="000c1c04" style:font-weight-asian="bold" style:font-weight-complex="bold"/>
    </style:style>
    <style:style style:name="T6" style:family="text">
      <style:text-properties style:font-name="Carlito" fo:font-weight="bold" officeooo:rsid="0018b1e6" style:font-weight-asian="bold" style:font-weight-complex="bold"/>
    </style:style>
    <style:style style:name="T7" style:family="text">
      <style:text-properties officeooo:rsid="000f2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o.employee_id.name"/>
      </text:user-field-decls>
      <table:table table:name="Tabella1" table:style-name="Tabella1" table:template-name="Stile predefinito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2" office:value-type="string">
            <text:p text:style-name="P16"><text:placeholder text:placeholder-type="text">&lt;company.report_company_name or company.name&gt;</text:placeholder></text:p>
          </table:table-cell>
          <table:covered-table-cell/>
          <table:table-cell table:style-name="Tabella1.C1" office:value-type="string">
            <text:p text:style-name="P1"/>
          </table:table-cell>
          <table:table-cell table:style-name="Tabella1.D1" table:number-columns-spanned="2" office:value-type="string">
            <text:p text:style-name="P2">NOTA SPES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4">Ragione sociale</text:p>
          </table:table-cell>
          <table:covered-table-cell/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3">n°</text:p>
          </table:table-cell>
          <table:table-cell table:style-name="Tabella1.C1" office:value-type="string">
            <text:p text:style-name="P10"><text:placeholder text:placeholder-type="text">&lt;o.id or ''&gt;</text:placeholder></text:p>
          </table:table-cell>
        </table:table-row>
        <table:table-row>
          <table:table-cell table:style-name="Tabella1.A3" office:value-type="string">
            <text:p text:style-name="P17"><text:placeholder text:placeholder-type="text">&lt;company.partner_id.city&gt;</text:placeholder></text:p>
          </table:table-cell>
          <table:table-cell table:style-name="Tabella1.B3" office:value-type="string">
            <text:p text:style-name="P17"><text:placeholder text:placeholder-type="text">&lt;company.partner_id.street&gt;</text:placeholder></text:p>
          </table:table-cell>
          <table:table-cell table:style-name="Tabella1.C1" office:value-type="string">
            <text:p text:style-name="P1"/>
          </table:table-cell>
          <table:table-cell table:style-name="Tabel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ella1.A3" office:value-type="string">
            <text:p text:style-name="P4">Sede Legale: Città</text:p>
          </table:table-cell>
          <table:table-cell table:style-name="Tabella1.B3" office:value-type="string">
            <text:p text:style-name="P4">Via</text:p>
          </table:table-cell>
          <table:table-cell table:style-name="Tabella1.C1" office:value-type="string">
            <text:p text:style-name="P2"/>
          </table:table-cell>
          <table:table-cell table:style-name="Tabella1.C1" table:number-columns-spanned="2" office:value-type="string">
            <text:p text:style-name="P2"/>
          </table:table-cell>
          <table:covered-table-cell/>
        </table:table-row>
        <table:table-row table:style-name="Tabella1.1">
          <table:table-cell table:style-name="Tabella1.A3" office:value-type="string">
            <text:p text:style-name="P18"><text:placeholder text:placeholder-type="text">&lt;company.partner_id.vat&gt;</text:placeholder></text:p>
          </table:table-cell>
          <table:table-cell table:style-name="Tabella1.B3" office:value-type="string">
            <text:p text:style-name="P18"><text:placeholder text:placeholder-type="text">&lt;company.partner_id.vat&gt;</text:placeholder></text:p>
          </table:table-cell>
          <table:table-cell table:style-name="Tabella1.C1" office:value-type="string">
            <text:p text:style-name="P1"/>
          </table:table-cell>
          <table:table-cell table:style-name="Tabella1.C1" office:value-type="string">
            <text:p text:style-name="P5">Sig.</text:p>
          </table:table-cell>
          <table:table-cell table:style-name="Tabella1.C1" office:value-type="string">
            <text:p text:style-name="P11"><text:placeholder text:placeholder-type="text">&lt;o.employee_id.name or ''&gt;</text:placeholder></text:p>
          </table:table-cell>
        </table:table-row>
        <table:table-row table:style-name="Tabella1.1">
          <table:table-cell table:style-name="Tabella1.A6" office:value-type="string">
            <text:p text:style-name="P4">Partita IVA</text:p>
          </table:table-cell>
          <table:table-cell table:style-name="Tabella1.B6" office:value-type="string">
            <text:p text:style-name="P4">Codice Fiscale</text:p>
          </table:table-cell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5">Mese</text:p>
          </table:table-cell>
          <table:table-cell table:style-name="Tabella1.C1" office:value-type="string">
            <text:p text:style-name="P11"><text:placeholder text:placeholder-type="text">&lt;formatLang(o.date,date=True)&gt;</text:placeholder></text:p>
          </table:table-cell>
        </table:table-row>
      </table:table>
      <text:p text:style-name="Standard"/>
      <text:p text:style-name="P14">LETTERA DI INCARICO</text:p>
      <table:table table:name="Tabella2" table:style-name="Tabella2" table:template-name="Stile predefinito">
        <table:table-column table:style-name="Tabella2.A"/>
        <table:table-row table:style-name="Tabella2.1">
          <table:table-cell table:style-name="Tabella2.A1" office:value-type="string">
            <text:p text:style-name="P6">Si incarica il ns. Amministratore Sig. <text:span text:style-name="T1"><text:placeholder text:placeholder-type="text">&lt;o.employee_id.name or ''&gt;</text:placeholder></text:span><text:s/>a svolgere per ns. conto la seguente missione: <text:span text:style-name="T1"><text:placeholder text:placeholder-type="text">&lt;o.name or ''&gt;</text:placeholder></text:span></text:p>
            <text:p text:style-name="P13"><text:placeholder text:placeholder-type="text">&lt;for each="line in o.line_ids"&gt;</text:placeholder></text:p>
            <text:p text:style-name="P8">Itinerario previsto: <text:span text:style-name="T2"><text:placeholder text:placeholder-type="text">&lt;line.name or ''&gt;</text:placeholder></text:span></text:p>
            <text:p text:style-name="P13"><text:placeholder text:placeholder-type="text">&lt;/for&gt;</text:placeholder></text:p>
            <text:p text:style-name="P8">Perugia, <text:span text:style-name="T1"><text:placeholder text:placeholder-type="text">&lt;formatLang(o.date,date=True)&gt;</text:placeholder></text:span></text:p>
            <text:p text:style-name="P7"/>
          </table:table-cell>
        </table:table-row>
      </table:table>
      <text:p text:style-name="P15"/>
      <text:p text:style-name="P14">RIMBORSI CHILOMETRICI</text:p>
      <table:table table:name="Tabella3" table:style-name="Tabella3" table:template-name="Stile predefinito">
        <table:table-column table:style-name="Tabella3.A"/>
        <table:table-row table:style-name="Tabella3.1">
          <table:table-cell table:style-name="Tabella3.A1" office:value-type="string">
            <text:p text:style-name="P9">Si incarica il ns. dipendente/Amministratore Sig. <text:user-field-get text:name="o.employee_id.name"/><text:placeholder text:placeholder-type="text">&lt;o.employee_id.name or ''&gt;</text:placeholder>ad usare il proprio mezzo per effettuare i percorsi necessari a svolgere la missione sopra descritta.</text:p>
            <text:p text:style-name="P13"><text:placeholder text:placeholder-type="text">&lt;for each="line in o.line_ids"&gt;</text:placeholder></text:p>
            <text:p text:style-name="P12">Km previsti: <text:span text:style-name="T3"><text:placeholder text:placeholder-type="text">&lt;line.unit_quantity or ''&gt;</text:placeholder></text:span><text:s/><text:span text:style-name="T3"><text:s/></text:span><text:span text:style-name="T4">x </text:span><text:span text:style-name="T3"><text:placeholder text:placeholder-type="text">&lt;line.unit_amount or ''&gt;</text:placeholder></text:span><text:span text:style-name="T3"><text:s/></text:span>€/Km <text:span text:style-name="T7">= </text:span><text:span text:style-name="T5"><text:placeholder text:placeholder-type="text">&lt;line.total_amount or ''&gt;</text:placeholder></text:span><text:span text:style-name="T5"><text:s/></text:span><text:span text:style-name="T6">€</text:span></text:p>
            <text:p text:style-name="P19"><text:placeholder text:placeholder-type="text">&lt;/for&gt;</text:placeholder></text:p>
            <text:p text:style-name="P12">Perugia, <text:placeholder text:placeholder-type="text">&lt;formatLang(o.date,date=True)&gt;</text:placeholder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0:41.969000000</meta:creation-date>
    <dc:date>2018-06-13T16:19:51.759000000</dc:date>
    <meta:editing-duration>PT27M11S</meta:editing-duration>
    <meta:editing-cycles>12</meta:editing-cycles>
    <meta:generator>LibreOffice/6.0.2.1$Windows_X86_64 LibreOffice_project/f7f06a8f319e4b62f9bc5095aa112a65d2f3ac89</meta:generator>
    <meta:document-statistic meta:table-count="3" meta:image-count="0" meta:object-count="0" meta:page-count="1" meta:paragraph-count="29" meta:word-count="112" meta:character-count="930" meta:non-whitespace-character-count="846"/>
  </office:meta>
</office:document-meta>
</file>